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3">
          <table:table-cell table:number-columns-repeated="5"/>
          <table:table-cell office:value-type="string">
            <text:p>common offsets</text:p>
          </table:table-cell>
          <table:table-cell table:number-columns-repeated="3"/>
        </table:table-row>
        <table:table-row table:style-name="ro3">
          <table:table-cell office:value-type="string">
            <text:p>building</text:p>
          </table:table-cell>
          <table:table-cell office:value-type="string">
            <text:p>size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188">
            <text:p>188</text:p>
          </table:table-cell>
          <table:table-cell/>
          <table:table-cell office:value-type="string">
            <text:p>big processing machine</text:p>
          </table:table-cell>
          <table:table-cell/>
          <table:table-cell office:value-type="float" office:value="0.515625">
            <text:p>0.515625</text:p>
          </table:table-cell>
          <table:table-cell office:value-type="float" office:value="-0.40625">
            <text:p>-0.40625</text:p>
          </table:table-cell>
        </table:table-row>
        <table:table-row table:style-name="ro3">
          <table:table-cell/>
          <table:table-cell office:value-type="string">
            <text:p>picture offset</text:p>
          </table:table-cell>
          <table:table-cell table:style-name="ce1" office:value-type="float" office:value="0.515625">
            <text:p>0.515625</text:p>
          </table:table-cell>
          <table:table-cell table:style-name="ce1" office:value-type="float" office:value="-0.40625">
            <text:p>-0.40625</text:p>
          </table:table-cell>
          <table:table-cell table:number-columns-repeated="5"/>
        </table:table-row>
        <table:table-row table:style-name="ro3">
          <table:table-cell office:value-type="string">
            <text:p>animated</text:p>
          </table:table-cell>
          <table:table-cell office:value-type="string">
            <text:p>size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5">
            <text:p>25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coordinates from origin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122">
            <text:p>122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top left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>
            <text:p>sizes:</text:p>
          </table:table-cell>
          <table:table-cell office:value-type="string">
            <text:p>wheel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5">
            <text:p>25</text:p>
          </table:table-cell>
        </table:table-row>
        <table:table-row table:style-name="ro3">
          <table:table-cell office:value-type="string">
            <text:p>Calculated</text:p>
          </table:table-cell>
          <table:table-cell office:value-type="string">
            <text:p>shift from center</text:p>
          </table:table-cell>
          <table:table-cell table:formula="of:=[.C5]-[.C2]/2+[.C4]/2" office:value-type="float" office:value="21.5">
            <text:p>21.5</text:p>
          </table:table-cell>
          <table:table-cell table:formula="of:=[.D5]-[.D2]/2+[.D4]/2" office:value-type="float" office:value="40.5">
            <text:p>40.5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hift in tiles</text:p>
          </table:table-cell>
          <table:table-cell table:formula="of:=[.C8]/32" office:value-type="float" office:value="0.671875">
            <text:p>0.671875</text:p>
          </table:table-cell>
          <table:table-cell table:formula="of:=[.D8]/32" office:value-type="float" office:value="1.265625">
            <text:p>1.265625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absolute shift</text:p>
          </table:table-cell>
          <table:table-cell table:formula="of:=[.C9]+[.C3]" office:value-type="float" office:value="1.1875">
            <text:p>1.1875</text:p>
          </table:table-cell>
          <table:table-cell table:formula="of:=[.D9]+[.D3]" office:value-type="float" office:value="0.859375">
            <text:p>0.859375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5.09.2016</text:date>, <text:time>21:26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 Schelker</meta:initial-creator>
    <meta:creation-date>2016-07-06T21:40:22.60</meta:creation-date>
    <dc:date>2016-09-05T21:26:12.10</dc:date>
    <dc:creator>Julian Schelker</dc:creator>
    <meta:editing-duration>PT26M18S</meta:editing-duration>
    <meta:editing-cycles>3</meta:editing-cycles>
    <meta:generator>OpenOffice/4.1.1$Win32 OpenOffice.org_project/411m6$Build-9775</meta:generator>
    <meta:document-statistic meta:table-count="3" meta:cell-count="33" meta:object-count="0"/>
  </office:meta>
</office:document-meta>
</file>